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4583in" svg:height="3.7598in" svg:x="2.9614in" svg:y="0.0315in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6-1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17-1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18-0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18-0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18-1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19-0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19-06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19-01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-0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20-0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21-06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1-0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23-02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24-02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24-03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24-08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24-1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25-0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25-07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25-08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26-01</text:p>
          </table:table-cell>
          <table:table-cell office:value-type="float" office:value="250" calcext:value-type="float">
            <text:p>2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21:37:44.653882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7-02T21:06:51.662257944</meta:creation-date>
    <dc:date>2026-01-13T21:39:17.436211626</dc:date>
    <meta:editing-duration>PT44M32S</meta:editing-duration>
    <meta:editing-cycles>25</meta:editing-cycles>
    <meta:generator>LibreOffice/25.8.4.2$Linux_X86_64 LibreOffice_project/580$Build-2</meta:generator>
    <meta:document-statistic meta:table-count="1" meta:cell-count="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025cm" svg:height="9.551cm" xlink:href=".." xlink:type="simple" chart:class="chart:line" chart:style-name="ch1">
        <chart:plot-area chart:style-name="ch2" svg:x="0.48cm" svg:y="0.191cm" svg:width="23.065cm" svg:height="9.169cm">
          <chart:coordinate-region svg:x="1.327cm" svg:y="0.39cm" svg:width="21.759cm" svg:height="8.323cm"/>
          <chart:axis chart:dimension="x" chart:name="primary-x" chart:style-name="ch3" chartooo:axis-type="auto">
            <chartooo:date-scale/>
            <chart:categories table:cell-range-address="Sheet1.A1:Sheet1.A2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21" chart:class="chart:line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6-11</text:p>
                <draw:g>
                  <svg:desc>Sheet1.A1:Sheet1.A21</svg:desc>
                </draw:g>
              </table:table-cell>
              <table:table-cell office:value-type="float" office:value="80">
                <text:p>8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-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-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-0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-0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-01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